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π</mo>
      <mi/>
      <mfenced open="(" close=")">
        <mrow>
          <mover accent="true">
            <mi>n</mi>
            <mo stretchy="false">̂</mo>
          </mover>
          <mrow>
            <mi/>
            <mo stretchy="false">−</mo>
            <mi/>
          </mrow>
          <mfrac>
            <mn>1</mn>
            <mn>2</mn>
          </mfrac>
        </mrow>
      </mfenced>
      <mrow>
        <mi/>
        <mo stretchy="false">&lt;</mo>
        <mi/>
      </mrow>
      <msub>
        <mi>k</mi>
        <mn>0</mn>
      </msub>
      <mi>a</mi>
      <mrow>
        <mi/>
        <mo stretchy="false">&lt;</mo>
        <mi/>
      </mrow>
      <mo stretchy="false">π</mo>
      <mi/>
      <mfenced open="(" close=")">
        <mrow>
          <mover accent="true">
            <mi>n</mi>
            <mo stretchy="false">̂</mo>
          </mover>
          <mrow>
            <mi/>
            <mo stretchy="false">+</mo>
            <mi/>
          </mrow>
          <mfrac>
            <mn>1</mn>
            <mn>2</mn>
          </mfrac>
        </mrow>
      </mfenced>
      <mi/>
      <mtext> ; </mtext>
      <mi/>
      <mover accent="true">
        <mi>n</mi>
        <mo stretchy="false">̂</mo>
      </mover>
      <mrow>
        <mi/>
        <mo stretchy="false">=</mo>
        <mi/>
      </mrow>
      <mn>0</mn>
      <mi>,</mi>
      <mn>1</mn>
      <mi>,</mi>
      <mn>2</mn>
      <mi>,</mi>
      <mo stretchy="false">…</mo>
    </mrow>
    <annotation encoding="StarMath 5.0">%pi ` 
left ( 
 hat n ~-~ 1 over 2 
right ) ~&lt;~ k _0 a ~&lt;~ %pi ` 
left ( 
 hat n ~+~ 1 over 2 
right ) ~" ; "~~ hat n ~=~ 0 , 1 , 2 , dotslow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3:04:53.501000000</meta:creation-date>
    <meta:generator>LibreOffice/4.1.4.2$Windows_x86 LibreOffice_project/0a0440ccc0227ad9829de5f46be37cfb6edcf72</meta:generator>
  </office:meta>
</office:document-meta>
</file>